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27145E40D45B62CE8B8.png" manifest:media-type="image/png"/>
  <manifest:file-entry manifest:full-path="Pictures/1000B21600007C20000060F240372FFE01A3DAFC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Chancery Uralic" svg:font-family="'Chancery Uralic'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492cm" fo:min-width="16.718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fo:min-height="2.5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text-line-through-style="none" style:text-line-through-type="none" style:font-name="Chancery Uralic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P3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Chancery Uralic" fo:font-size="16pt" fo:font-style="normal" fo:text-shadow="none" style:text-underline-style="none" fo:font-weight="normal" style:letter-kerning="true" style:font-name-asian="MS Gothic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</style:style>
    <style:style style:name="T1" style:family="text">
      <style:text-properties fo:color="#000000" style:text-outline="false" style:text-line-through-style="none" style:text-line-through-type="none" style:text-position="0% 100%" style:font-name="Chancery Uralic" fo:font-size="16pt" fo:font-style="normal" fo:text-shadow="none" style:text-underline-style="none" fo:font-weight="normal" style:letter-kerning="true" style:font-name-asian="MS Gothic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78cm" svg:height="5.059cm" svg:x="10.622cm" svg:y="7.7cm">
          <draw:image xlink:href="Pictures/1000B21600007C20000060F240372FFE01A3DAFC.svg" xlink:type="simple" xlink:show="embed" xlink:actuate="onLoad" loext:mime-type="image/svg+xml">
            <text:p/>
          </draw:image>
          <draw:image xlink:href="Pictures/10000201000003200000027145E40D45B62CE8B8.png" xlink:type="simple" xlink:show="embed" xlink:actuate="onLoad" loext:mime-type="image/png"/>
        </draw:frame>
        <draw:g>
          <draw:custom-shape draw:style-name="gr2" draw:text-style-name="P3" draw:layer="layout" svg:width="17.217cm" svg:height="1.751cm" draw:transform="skewX (-1.04457955731861) rotate (0.0872664625997165) translate (2.392cm 2.418cm)">
            <text:p text:style-name="P2"><text:span text:style-name="T1">Freie Michaelschule </text:span><text:span text:style-name="T1">Hannover</text:span></text:p>
  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8640" draw:enhanced-path="M ?f7 ?f0 C ?f15 ?f9 ?f16 ?f10 ?f12 ?f0 N M ?f29 ?f1 C ?f27 ?f28 ?f25 ?f26 ?f24 ?f1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15800*?f0 /446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7200-?f14 "/>
              <draw:equation draw:name="f16" draw:formula="?f12 +?f14 -72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handle draw:handle-position="left $0" draw:handle-range-y-minimum="0" draw:handle-range-y-maximum="4460"/>
              <draw:handle draw:handle-position="$1 21600" draw:handle-range-x-minimum="8640" draw:handle-range-x-maximum="12960"/>
            </draw:enhanced-geometry>
          </draw:custom-shape>
          <draw:frame draw:style-name="gr3" draw:text-style-name="P1" draw:layer="layout" svg:width="6.478cm" svg:height="5.059cm" svg:x="1.5cm" svg:y="1.241cm">
            <draw:image xlink:href="Pictures/1000B21600007C20000060F240372FFE01A3DAFC.svg" xlink:type="simple" xlink:show="embed" xlink:actuate="onLoad" loext:mime-type="image/svg+xml">
              <text:p/>
            </draw:image>
            <draw:image xlink:href="Pictures/10000201000003200000027145E40D45B62CE8B8.png" xlink:type="simple" xlink:show="embed" xlink:actuate="onLoad" loext:mime-type="image/png"/>
          </draw:frame>
        </draw:g>
        <draw:frame draw:style-name="gr4" draw:text-style-name="P4" draw:layer="layout" svg:width="9.8cm" svg:height="2.8cm" svg:x="4.9cm" svg:y="16.8cm">
          <draw:text-box>
            <text:p>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Chancery Uralic" svg:font-family="'Chancery Uralic'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5T20:35:17.269906179</meta:creation-date>
    <dc:date>2019-12-15T21:07:11.671720503</dc:date>
    <meta:editing-duration>PT7M53S</meta:editing-duration>
    <meta:editing-cycles>2</meta:editing-cycles>
    <meta:generator>LibreOffice/6.1.5.2$Linux_X86_64 LibreOffice_project/10$Build-2</meta:generator>
    <meta:document-statistic meta:object-count="5"/>
  </office:meta>
</office:document-meta>
</file>